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width="0.3cm" draw:marker-start-width="0.65cm" draw:marker-end-width="0.65cm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draw:stroke="dash" draw:stroke-dash="Dashed_20__28_var_29_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cm" svg:height="6.4cm" svg:x="1.6cm" svg:y="1.4cm">
          <text:p text:style-name="P1">R1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.7cm" svg:height="7.2cm" svg:x="5.1cm" svg:y="3.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8.6cm" svg:y="3.8cm">
          <text:p text:style-name="P1">S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5.9cm" svg:y="5.4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1.4cm" svg:y="8.1cm">
          <text:p text:style-name="P1">T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4.2cm" svg:y="2.2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6.8cm" svg:y="4.2cm">
          <text:p text:style-name="P1">T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6cm" svg:height="1.6cm" svg:x="11.3cm" svg:y="3.8cm">
          <text:p text:style-name="P1">T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8.6cm" svg:y1="5cm" svg:x2="7.2cm" svg:y2="5.8cm">
          <text:p/>
        </draw:line>
        <draw:line draw:style-name="gr3" draw:text-style-name="P1" draw:layer="layout" svg:x1="14.3cm" svg:y1="3.2cm" svg:x2="12.7cm" svg:y2="4.2cm">
          <text:p/>
        </draw:line>
        <draw:line draw:style-name="gr3" draw:text-style-name="P1" draw:layer="layout" svg:x1="15.6cm" svg:y1="3.4cm" svg:x2="17cm" svg:y2="4.5cm">
          <text:p/>
        </draw:line>
        <draw:line draw:style-name="gr4" draw:text-style-name="P1" draw:layer="layout" svg:x1="12.1cm" svg:y1="8.1cm" svg:x2="12.2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Willink</meta:initial-creator>
    <meta:creation-date>2014-02-08T15:18:16.86</meta:creation-date>
    <dc:date>2014-02-09T17:18:49.58</dc:date>
    <dc:creator>Edward Willink</dc:creator>
    <meta:editing-duration>PT1H21M5S</meta:editing-duration>
    <meta:editing-cycles>2</meta:editing-cycles>
    <meta:generator>OpenOffice/4.0.1$Win32 OpenOffice.org_project/401m5$Build-9714</meta:generator>
    <meta:document-statistic meta:object-count="12"/>
  </office:meta>
</office:document-meta>
</file>